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08mm"/>
    </style:style>
    <style:style style:name="co3" style:family="table-column">
      <style:table-column-properties fo:break-before="auto" style:column-width="21.13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18.75mm"/>
    </style:style>
    <style:style style:name="co6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34.48mm"/>
    </style:style>
    <style:style style:name="co8" style:family="table-column">
      <style:table-column-properties fo:break-before="auto" style:column-width="29.47mm"/>
    </style:style>
    <style:style style:name="co9" style:family="table-column">
      <style:table-column-properties fo:break-before="auto" style:column-width="13.58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46.94mm"/>
    </style:style>
    <style:style style:name="co13" style:family="table-column">
      <style:table-column-properties fo:break-before="auto" style:column-width="25.01mm"/>
    </style:style>
    <style:style style:name="co14" style:family="table-column">
      <style:table-column-properties fo:break-before="auto" style:column-width="41.1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6.23mm" fo:break-before="auto" style:use-optimal-row-height="true"/>
    </style:style>
    <style:style style:name="ro4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ccff99"/>
      <style:text-properties fo:color="#ffff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14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>
            <text:p>Beräkning av vinkel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7" office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amhöjd:</text:p>
          </table:table-cell>
          <table:table-cell table:style-name="ce7" office:value-type="float" office:value="30">
            <text:p>30</text:p>
          </table:table-cell>
          <table:table-cell office:value-type="string">
            <text:p>Rambredd:</text:p>
          </table:table-cell>
          <table:table-cell table:style-name="ce7" office:value-type="float" office:value="45">
            <text:p>4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stagvinkel</text:p>
          </table:table-cell>
          <table:table-cell office:value-type="string">
            <text:p>Virkesbredd (vb)/lilla a:</text:p>
          </table:table-cell>
          <table:table-cell table:style-name="ce7" office:value-type="float" office:value="3">
            <text:p>3</text:p>
          </table:table-cell>
          <table:table-cell office:value-type="string">
            <text:p>Förhållande vb/a:</text:p>
          </table:table-cell>
          <table:table-cell table:formula="of:=[.E4]/[.G3]" office:value-type="float" office:value="0.0666666666666667">
            <text:p>0,066666666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vinkel, grader</text:p>
          </table:table-cell>
          <table:table-cell table:style-name="ce5" office:value-type="string">
            <text:p>i radianer</text:p>
          </table:table-cell>
          <table:table-cell table:style-name="ce5" office:value-type="string">
            <text:p>sida b</text:p>
          </table:table-cell>
          <table:table-cell table:style-name="ce5" office:value-type="string">
            <text:p>lilla b</text:p>
          </table:table-cell>
          <table:table-cell table:style-name="ce5" office:value-type="string">
            <text:p>lilla hypotenusan</text:p>
          </table:table-cell>
          <table:table-cell table:style-name="ce5" office:value-type="string">
            <text:p>b+lilla hypot</text:p>
          </table:table-cell>
          <table:table-cell table:style-name="ce5" office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0">
            <text:p>0</text:p>
          </table:table-cell>
          <table:table-cell table:formula="of:=[.C6]*(PI()/180)" office:value-type="float" office:value="0">
            <text:p>0</text:p>
          </table:table-cell>
          <table:table-cell table:formula="of:=[.G$3]*TAN([.D6])" office:value-type="float" office:value="0">
            <text:p>0</text:p>
          </table:table-cell>
          <table:table-cell table:formula="of:=[.E6]*[.G$4]" office:value-type="float" office:value="0">
            <text:p>0</text:p>
          </table:table-cell>
          <table:table-cell table:formula="of:=SQRT([.E$4]^2+[.F6]^2)" office:value-type="float" office:value="3">
            <text:p>3</text:p>
          </table:table-cell>
          <table:table-cell table:formula="of:=[.E6]+[.G6]" office:value-type="float" office:value="3">
            <text:p>3</text:p>
          </table:table-cell>
          <table:table-cell table:formula="of:=SQRT([.G$3]^2+[.E6]^2)" office:value-type="float" office:value="45">
            <text:p>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0">
            <text:p>10</text:p>
          </table:table-cell>
          <table:table-cell table:formula="of:=[.C7]*(PI()/180)" office:value-type="float" office:value="0.174532925199433">
            <text:p>0,1745329252</text:p>
          </table:table-cell>
          <table:table-cell table:formula="of:=[.G$3]*TAN([.D7])" office:value-type="float" office:value="7.93471413188092">
            <text:p>7,9347141319</text:p>
          </table:table-cell>
          <table:table-cell table:formula="of:=[.E7]*[.G$4]" office:value-type="float" office:value="0.528980942125395">
            <text:p>0,5289809421</text:p>
          </table:table-cell>
          <table:table-cell table:formula="of:=SQRT([.E$4]^2+[.F7]^2)" office:value-type="float" office:value="3.04627983565724">
            <text:p>3,0462798357</text:p>
          </table:table-cell>
          <table:table-cell table:formula="of:=[.E7]+[.G7]" office:value-type="float" office:value="10.9809939675382">
            <text:p>10,9809939675</text:p>
          </table:table-cell>
          <table:table-cell table:formula="of:=SQRT([.G$3]^2+[.E7]^2)" office:value-type="float" office:value="45.6941975348585">
            <text:p>45,69419753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20">
            <text:p>20</text:p>
          </table:table-cell>
          <table:table-cell table:formula="of:=[.C8]*(PI()/180)" office:value-type="float" office:value="0.349065850398866">
            <text:p>0,3490658504</text:p>
          </table:table-cell>
          <table:table-cell table:formula="of:=[.G$3]*TAN([.D8])" office:value-type="float" office:value="16.3786605419791">
            <text:p>16,378660542</text:p>
          </table:table-cell>
          <table:table-cell table:formula="of:=[.E8]*[.G$4]" office:value-type="float" office:value="1.09191070279861">
            <text:p>1,0919107028</text:p>
          </table:table-cell>
          <table:table-cell table:formula="of:=SQRT([.E$4]^2+[.F8]^2)" office:value-type="float" office:value="3.19253331742774">
            <text:p>3,1925333174</text:p>
          </table:table-cell>
          <table:table-cell table:formula="of:=[.E8]+[.G8]" office:value-type="float" office:value="19.5711938594068">
            <text:p>19,5711938594</text:p>
          </table:table-cell>
          <table:table-cell table:formula="of:=SQRT([.G$3]^2+[.E8]^2)" office:value-type="float" office:value="47.8879997614161">
            <text:p>47,88799976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formula="of:=[.C9]*(PI()/180)" office:value-type="float" office:value="0.523598775598299">
            <text:p>0,5235987756</text:p>
          </table:table-cell>
          <table:table-cell table:formula="of:=[.G$3]*TAN([.D9])" office:value-type="float" office:value="25.9807621135332">
            <text:p>25,9807621135</text:p>
          </table:table-cell>
          <table:table-cell table:formula="of:=[.E9]*[.G$4]" office:value-type="float" office:value="1.73205080756888">
            <text:p>1,7320508076</text:p>
          </table:table-cell>
          <table:table-cell table:formula="of:=SQRT([.E$4]^2+[.F9]^2)" office:value-type="float" office:value="3.46410161513775">
            <text:p>3,4641016151</text:p>
          </table:table-cell>
          <table:table-cell table:formula="of:=[.E9]+[.G9]" office:value-type="float" office:value="29.4448637286709">
            <text:p>29,4448637287</text:p>
          </table:table-cell>
          <table:table-cell table:formula="of:=SQRT([.G$3]^2+[.E9]^2)" office:value-type="float" office:value="51.9615242270663">
            <text:p>51,96152422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30.3">
            <text:p>30,3</text:p>
          </table:table-cell>
          <table:table-cell table:formula="of:=[.C10]*(PI()/180)" office:value-type="float" office:value="0.528834763354282">
            <text:p>0,5288347634</text:p>
          </table:table-cell>
          <table:table-cell table:formula="of:=[.G$3]*TAN([.D10])" office:value-type="float" office:value="26.2958768500953">
            <text:p>26,2958768501</text:p>
          </table:table-cell>
          <table:table-cell table:formula="of:=[.E10]*[.G$4]" office:value-type="float" office:value="1.75305845667302">
            <text:p>1,7530584567</text:p>
          </table:table-cell>
          <table:table-cell table:formula="of:=SQRT([.E$4]^2+[.F10]^2)" office:value-type="float" office:value="3.47465306937438">
            <text:p>3,4746530694</text:p>
          </table:table-cell>
          <table:table-cell table:formula="of:=[.E10]+[.G10]" office:value-type="float" office:value="29.7705299194696">
            <text:p>29,7705299195</text:p>
          </table:table-cell>
          <table:table-cell table:formula="of:=SQRT([.G$3]^2+[.E10]^2)" office:value-type="float" office:value="52.1197960406157">
            <text:p>52,11979604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30.511">
            <text:p>30,511</text:p>
          </table:table-cell>
          <table:table-cell table:style-name="ce6" table:formula="of:=[.C11]*(PI()/180)" office:value-type="float" office:value="0.53251740807599">
            <text:p>0,5325174081</text:p>
          </table:table-cell>
          <table:table-cell table:style-name="ce6" table:formula="of:=[.G$3]*TAN([.D11])" office:value-type="float" office:value="26.5186640754643">
            <text:p>26,5186640755</text:p>
          </table:table-cell>
          <table:table-cell table:style-name="ce6" table:formula="of:=[.E11]*[.G$4]" office:value-type="float" office:value="1.76791093836429">
            <text:p>1,7679109384</text:p>
          </table:table-cell>
          <table:table-cell table:formula="of:=SQRT([.E$4]^2+[.F11]^2)" office:value-type="float" office:value="3.48217016901646">
            <text:p>3,482170169</text:p>
          </table:table-cell>
          <table:table-cell table:style-name="ce6" table:formula="of:=[.E11]+[.G11]" office:value-type="float" office:value="30.0008342444808">
            <text:p>30,0008342445</text:p>
          </table:table-cell>
          <table:table-cell table:formula="of:=SQRT([.G$3]^2+[.E11]^2)" office:value-type="float" office:value="52.2325525352468">
            <text:p>52,2325525352</text:p>
          </table:table-cell>
          <table:table-cell table:style-name="ce6"/>
          <table:table-cell/>
        </table:table-row>
        <table:table-row table:style-name="ro1">
          <table:table-cell table:number-columns-repeated="2"/>
          <table:table-cell table:style-name="ce3" office:value-type="float" office:value="30.511">
            <text:p>30,511</text:p>
          </table:table-cell>
          <table:table-cell table:formula="of:=[.C12]*(PI()/180)" office:value-type="float" office:value="0.53251740807599">
            <text:p>0,5325174081</text:p>
          </table:table-cell>
          <table:table-cell table:formula="of:=[.G$3]*TAN([.D12])" office:value-type="float" office:value="26.5186640754643">
            <text:p>26,5186640755</text:p>
          </table:table-cell>
          <table:table-cell table:formula="of:=[.E12]*[.G$4]" office:value-type="float" office:value="1.76791093836429">
            <text:p>1,7679109384</text:p>
          </table:table-cell>
          <table:table-cell table:formula="of:=SQRT([.E$4]^2+[.F12]^2)" office:value-type="float" office:value="3.48217016901646">
            <text:p>3,482170169</text:p>
          </table:table-cell>
          <table:table-cell table:formula="of:=[.E12]+[.G12]" office:value-type="float" office:value="30.0008342444808">
            <text:p>30,0008342445</text:p>
          </table:table-cell>
          <table:table-cell table:formula="of:=SQRT([.G$3]^2+[.E12]^2)" office:value-type="float" office:value="52.2325525352468">
            <text:p>52,232552535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Formeln för att få sidan b är:</text:p>
          </table:table-cell>
          <table:table-cell/>
          <table:table-cell table:style-name="ce8" office:value-type="string">
            <text:p>b=a⋅tan(10°) 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B = a*tan(radian)</text:p>
          </table:table-cell>
          <table:table-cell table:number-columns-repeated="3"/>
          <table:table-cell table:style-name="ce5" office:value-type="string">
            <text:p>Fogvinkel</text:p>
          </table:table-cell>
          <table:table-cell office:value-type="string">
            <text:p>Nedre fogpunk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eller</text:p>
          </table:table-cell>
          <table:table-cell table:number-columns-repeated="3"/>
          <table:table-cell table:formula="of:=180-(2*[.C12])" office:value-type="float" office:value="118.978">
            <text:p>118,978</text:p>
          </table:table-cell>
          <table:table-cell table:formula="of:=[.I12]/2" office:value-type="float" office:value="26.1162762676234">
            <text:p>26,1162762676</text:p>
          </table:table-cell>
          <table:table-cell table:style-name="ce7" office:value-type="string">
            <text:p>cm fr v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B = a*tan(grader)</text:p>
          </table:table-cell>
          <table:table-cell/>
          <table:table-cell office:value-type="string">
            <text:p>Man ser att vinkel bör vara mellan 30 och 40 grader</text:p>
          </table:table-cell>
          <table:table-cell table:number-columns-repeated="2"/>
          <table:table-cell office:value-type="string">
            <text:p>vänster fogpunk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 detta fall radianer</text:p>
          </table:table-cell>
          <table:table-cell/>
          <table:table-cell office:value-type="string">
            <text:p>Mellan 33 och 36</text:p>
          </table:table-cell>
          <table:table-cell table:number-columns-repeated="2"/>
          <table:table-cell office:value-type="string">
            <text:p>vinkel gentemot stag</text:p>
          </table:table-cell>
          <table:table-cell table:formula="of:=[.H16]-90" office:value-type="float" office:value="28.978">
            <text:p>28,97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0 grader blir 0,17 radianer</text:p>
          </table:table-cell>
          <table:table-cell/>
          <table:table-cell office:value-type="string">
            <text:p>Mellan 34 och 35</text:p>
          </table:table-cell>
          <table:table-cell table:number-columns-repeated="2"/>
          <table:table-cell office:value-type="string">
            <text:p>Fog-b:</text:p>
          </table:table-cell>
          <table:table-cell table:formula="of:=[.E4]*TAN(RADIANS([.J18]))" office:value-type="float" office:value="1.6614216210029">
            <text:p>1,661421621</text:p>
          </table:table-cell>
          <table:table-cell office:value-type="string">
            <text:p>Obs, konvertera till radianer</text:p>
          </table:table-cell>
        </table:table-row>
        <table:table-row table:style-name="ro2">
          <table:table-cell table:number-columns-repeated="5"/>
          <table:table-cell office:value-type="string">
            <text:p>JA, ca 34,35515 grader</text:p>
          </table:table-cell>
          <table:table-cell table:number-columns-repeated="2"/>
          <table:table-cell office:value-type="string">
            <text:p>staglängd:</text:p>
          </table:table-cell>
          <table:table-cell table:formula="of:=[.I12]+[.F12]" office:value-type="float" office:value="54.0004634736111">
            <text:p>54,0004634736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Fogvinkel 2</text:p>
          </table:table-cell>
          <table:table-cell office:value-type="string">
            <text:p>foghypot</text:p>
          </table:table-cell>
          <table:table-cell table:formula="of:=SQRT([.E4]^2 + [.J19]^2)" office:value-type="float" office:value="3.42933255936719">
            <text:p>3,429332559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å vet jag vinkel och längd för sågning av ett stag, hoppas jag</text:p>
          </table:table-cell>
          <table:table-cell table:number-columns-repeated="3"/>
          <table:table-cell table:formula="of:=180-[.H16]" office:value-type="float" office:value="61.022">
            <text:p>61,0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Vinkeln är 34,355 grader, längd, 109,0 cm, men sen är det sågning för kistorn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Där de två stagen möts – sammanfogas</text:p>
          </table:table-cell>
          <table:table-cell table:number-columns-repeated="4"/>
          <table:table-cell office:value-type="string">
            <text:p>Fog-b:</text:p>
          </table:table-cell>
          <table:table-cell table:formula="of:=[.E4]*TAN(RADIANS([.J18]))" office:value-type="float" office:value="1.6614216210029">
            <text:p>1,661421621</text:p>
          </table:table-cell>
          <table:table-cell/>
        </table:table-row>
        <table:table-row table:style-name="ro1">
          <table:table-cell table:number-columns-repeated="6"/>
          <table:table-cell table:formula="of:=86.39+4.785" office:value-type="float" office:value="91.175">
            <text:p>91,17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formel som x – y diagra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X = vinkel i radianer</text:p>
          </table:table-cell>
          <table:table-cell table:number-columns-repeated="6"/>
          <table:table-cell table:formula="of:=59.4-30.8" office:value-type="float" office:value="28.6">
            <text:p>28,6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Y =</text:p>
          </table:table-cell>
          <table:table-cell office:value-type="string">
            <text:p>90*tan(x)</text:p>
          </table:table-cell>
          <table:table-cell office:value-type="string">
            <text:p>+</text:p>
          </table:table-cell>
          <table:table-cell office:value-type="string">
            <text:p>roten ur(49 +</text:p>
          </table:table-cell>
          <table:table-cell office:value-type="string">
            <text:p>((90*tan(x))*0,77)*((90*tan(x))*0,77)</text:p>
          </table:table-cell>
          <table:table-cell table:number-columns-repeated="3"/>
        </table:table-row>
      </table:table>
      <table:table table:name="Ark2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9" office:value-type="string">
            <text:p>Virkesbredd</text:p>
          </table:table-cell>
          <table:table-cell table:style-name="ce9" office:value-type="float" office:value="3">
            <text:p>3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ce9" office:value-type="string">
            <text:p>Vinkel på stag</text:p>
          </table:table-cell>
          <table:table-cell table:style-name="ce9" office:value-type="float" office:value="30.511">
            <text:p>30,51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sida b</text:p>
          </table:table-cell>
          <table:table-cell table:style-name="ce10" office:value-type="string">
            <text:p>lilla b</text:p>
          </table:table-cell>
          <table:table-cell table:style-name="ce10" office:value-type="string">
            <text:p>lilla hypotenusan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+lilla hypoten</text:p>
          </table:table-cell>
        </table:table-row>
        <table:table-row table:style-name="ro3">
          <table:table-cell table:number-columns-repeated="3"/>
          <table:table-cell table:style-name="ce9" table:formula="of:=[Ark1.E12]" office:value-type="float" office:value="26.5186640754643">
            <text:p>26,5186640755</text:p>
          </table:table-cell>
          <table:table-cell table:style-name="ce9" table:formula="of:=[Ark1.F12]" office:value-type="float" office:value="1.76791093836429">
            <text:p>1,7679109384</text:p>
          </table:table-cell>
          <table:table-cell table:style-name="ce9" table:formula="of:=[Ark1.G12]" office:value-type="float" office:value="3.48217016901646">
            <text:p>3,482170169</text:p>
          </table:table-cell>
          <table:table-cell table:style-name="ce9" table:formula="of:=[Ark1.I12]" office:value-type="float" office:value="52.2325525352468">
            <text:p>52,2325525352</text:p>
          </table:table-cell>
          <table:table-cell table:style-name="ce9" table:formula="of:=[Ark1.H12]" office:value-type="float" office:value="30.0008342444808">
            <text:p>30,000834244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ce11" office:value-type="string">
            <text:p>Virkeslängd</text:p>
          </table:table-cell>
          <table:table-cell table:style-name="ce7" table:formula="of:=[.G7]+[.E7]" office:value-type="float" office:value="54.0004634736111">
            <text:p>54,0004634736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Fogvinkel</text:p>
          </table:table-cell>
          <table:table-cell table:formula="of:=180-(2*[.E4])" office:value-type="float" office:value="118.978">
            <text:p>118,978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Fogvinkel 2</text:p>
          </table:table-cell>
          <table:table-cell table:formula="of:=180-[.F10]" office:value-type="float" office:value="61.022">
            <text:p>61,022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Vinkel gentemot stag</text:p>
          </table:table-cell>
          <table:table-cell table:formula="of:=[.F10]-90" office:value-type="float" office:value="28.978">
            <text:p>28,978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Fog B</text:p>
          </table:table-cell>
          <table:table-cell table:style-name="ce14" table:formula="of:=[.E3]*TAN(RADIANS([.F12]))" office:value-type="float" office:value="1.6614216210029">
            <text:p>1,661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Fog hypotenusan</text:p>
          </table:table-cell>
          <table:table-cell table:formula="of:=SQRT([.E3]^2 + [.F13]^2)" office:value-type="float" office:value="3.42933255936719">
            <text:p>3,4293325594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Nedre fogpunkt</text:p>
          </table:table-cell>
          <table:table-cell table:formula="of:=[.G7]/2" office:value-type="float" office:value="26.1162762676234">
            <text:p>26,1162762676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Vänster fogpunkt</text:p>
          </table:table-cell>
          <table:table-cell table:formula="of:=[.F15]-[.F13]" office:value-type="float" office:value="24.4548546466205">
            <text:p>24,4548546466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Höger fogpunkt</text:p>
          </table:table-cell>
          <table:table-cell table:formula="of:=[.F15]+[.F14]" office:value-type="float" office:value="29.5456088269906">
            <text:p>29,545608827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Övre fogpunkt</text:p>
          </table:table-cell>
          <table:table-cell table:formula="of:=[.F16]+[.F14]" office:value-type="float" office:value="27.8841872059877">
            <text:p>27,884187206</text:p>
          </table:table-cell>
          <table:table-cell table:number-columns-repeated="2"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0">2025-03-20</text:date>, <text:time>17:06:0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V. Ekholm</meta:initial-creator>
    <meta:creation-date>2025-02-26T12:03:45.98</meta:creation-date>
    <dc:date>2025-03-20T17:06:09.79</dc:date>
    <dc:creator>A.V. Ekholm</dc:creator>
    <meta:editing-duration>PT22H10M44S</meta:editing-duration>
    <meta:editing-cycles>15</meta:editing-cycles>
    <meta:generator>OpenOffice/4.1.10$Win32 OpenOffice.org_project/4110m2$Build-9807</meta:generator>
    <meta:document-statistic meta:table-count="3" meta:cell-count="143" meta:object-count="0"/>
  </office:meta>
</office:document-meta>
</file>